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44cm"/>
    </style:style>
    <style:style style:name="co2" style:family="table-column">
      <style:table-column-properties fo:break-before="auto" style:column-width="0.967cm"/>
    </style:style>
    <style:style style:name="co3" style:family="table-column">
      <style:table-column-properties fo:break-before="auto" style:column-width="0.275cm"/>
    </style:style>
    <style:style style:name="co4" style:family="table-column">
      <style:table-column-properties fo:break-before="auto" style:column-width="2.492cm"/>
    </style:style>
    <style:style style:name="co5" style:family="table-column">
      <style:table-column-properties fo:break-before="auto" style:column-width="1.935cm"/>
    </style:style>
    <style:style style:name="co6" style:family="table-column">
      <style:table-column-properties fo:break-before="auto" style:column-width="1.879cm"/>
    </style:style>
    <style:style style:name="co7" style:family="table-column">
      <style:table-column-properties fo:break-before="auto" style:column-width="1.741cm"/>
    </style:style>
    <style:style style:name="co8" style:family="table-column">
      <style:table-column-properties fo:break-before="auto" style:column-width="1.27cm"/>
    </style:style>
    <style:style style:name="co9" style:family="table-column">
      <style:table-column-properties fo:break-before="auto" style:column-width="1.492cm"/>
    </style:style>
    <style:style style:name="co10" style:family="table-column">
      <style:table-column-properties fo:break-before="auto" style:column-width="1.961cm"/>
    </style:style>
    <style:style style:name="co11" style:family="table-column">
      <style:table-column-properties fo:break-before="auto" style:column-width="9.54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#cfe7f5"/>
    </style:style>
    <style:style style:name="ce8" style:family="table-cell" style:parent-style-name="Default" style:data-style-name="N2"/>
    <style:style style:name="ce9" style:family="table-cell" style:parent-style-name="Default">
      <style:table-cell-properties fo:background-color="#cccccc"/>
    </style:style>
    <style:style style:name="ce10" style:family="table-cell" style:parent-style-name="Default">
      <style:table-cell-properties fo:background-color="#ffff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ff99"/>
    </style:style>
    <style:style style:name="ce12" style:family="table-cell" style:parent-style-name="Default">
      <style:table-cell-properties fo:background-color="#e6e6e6"/>
    </style:style>
    <style:style style:name="ce13" style:family="table-cell" style:parent-style-name="Default">
      <style:table-cell-properties fo:background-color="#e6e6e6"/>
      <style:text-properties fo:font-weight="bold" style:font-weight-asian="bold" style:font-weight-complex="bold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4" table:default-cell-style-name="Default"/>
        <table:table-row table:style-name="ro1">
          <table:table-cell table:number-columns-repeated="16"/>
        </table:table-row>
        <table:table-row table:style-name="ro1">
          <table:table-cell table:style-name="ce1" table:number-columns-repeated="3"/>
          <table:table-cell table:style-name="ce4" office:value-type="string" table:number-columns-spanned="2" table:number-rows-spanned="1">
            <text:p>SVM</text:p>
          </table:table-cell>
          <table:covered-table-cell table:style-name="ce1"/>
          <table:table-cell table:style-name="ce4" office:value-type="string" table:number-columns-spanned="2" table:number-rows-spanned="1">
            <text:p>MLP</text:p>
          </table:table-cell>
          <table:covered-table-cell table:style-name="ce1"/>
          <table:table-cell table:number-columns-repeated="9"/>
        </table:table-row>
        <table:table-row table:style-name="ro2">
          <table:table-cell table:style-name="ce1" office:value-type="string">
            <text:p>Fold #</text:p>
          </table:table-cell>
          <table:table-cell table:style-name="ce1" office:value-type="string">
            <text:p>Size</text:p>
          </table:table-cell>
          <table:table-cell table:style-name="ce1"/>
          <table:table-cell table:style-name="ce1" office:value-type="string">
            <text:p>Correct Num</text:p>
          </table:table-cell>
          <table:table-cell table:style-name="ce1" office:value-type="string">
            <text:p>Correct %</text:p>
          </table:table-cell>
          <table:table-cell table:style-name="ce1" office:value-type="string">
            <text:p>Correct Num</text:p>
          </table:table-cell>
          <table:table-cell table:style-name="ce1" office:value-type="string">
            <text:p>Correct %</text:p>
          </table:table-cell>
          <table:table-cell office:value-type="string">
            <text:p>Diff medie</text:p>
          </table:table-cell>
          <table:table-cell office:value-type="string">
            <text:p>Assoluto</text:p>
          </table:table-cell>
          <table:table-cell office:value-type="string">
            <text:p>Rank</text:p>
          </table:table-cell>
          <table:table-cell office:value-type="string">
            <text:p>Wi</text:p>
          </table:table-cell>
          <table:table-cell table:style-name="ce9" office:value-type="string">
            <text:p>H0</text:p>
          </table:table-cell>
          <table:table-cell office:value-type="string">
            <text:p>La differenza tra le medie è nulla (cioè dovuta al caso)</text:p>
          </table:table-cell>
          <table:table-cell table:number-columns-repeated="3"/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4">
            <text:p>164</text:p>
          </table:table-cell>
          <table:table-cell table:style-name="ce7" table:formula="of:=[.$D4]*100/[.$B4]" office:value-type="float" office:value="94.7976878612717">
            <text:p>94,7976878613</text:p>
          </table:table-cell>
          <table:table-cell table:style-name="ce5" office:value-type="float" office:value="173">
            <text:p>173</text:p>
          </table:table-cell>
          <table:table-cell table:style-name="ce7" table:formula="of:=[.$F4]*100/[.$B4]" office:value-type="float" office:value="100">
            <text:p>100</text:p>
          </table:table-cell>
          <table:table-cell table:formula="of:=[.G4]-[.E4]" office:value-type="float" office:value="5.20231213872832">
            <text:p>5,2023121387</text:p>
          </table:table-cell>
          <table:table-cell table:formula="of:=ABS([.G4]-[.E4])" office:value-type="float" office:value="5.20231213872832">
            <text:p>5,2023121387</text:p>
          </table:table-cell>
          <table:table-cell table:formula="of:=RANK([.I4];[.$I$4:.$I$13])" office:value-type="float" office:value="5">
            <text:p>5</text:p>
          </table:table-cell>
          <table:table-cell table:style-name="ce8" table:formula="of:=[.$J4]*[.$H4]" office:value-type="float" office:value="26.0115606936416">
            <text:p>26,01</text:p>
          </table:table-cell>
          <table:table-cell table:style-name="ce9" office:value-type="string">
            <text:p>H1</text:p>
          </table:table-cell>
          <table:table-cell office:value-type="string">
            <text:p>La differenza tra le medie è diversa da zero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3">
            <text:p>163</text:p>
          </table:table-cell>
          <table:table-cell table:style-name="ce7" table:formula="of:=[.$D5]*100/[.$B5]" office:value-type="float" office:value="94.2196531791908">
            <text:p>94,2196531792</text:p>
          </table:table-cell>
          <table:table-cell table:style-name="ce5" office:value-type="float" office:value="173">
            <text:p>173</text:p>
          </table:table-cell>
          <table:table-cell table:style-name="ce7" table:formula="of:=[.$F5]*100/[.$B5]" office:value-type="float" office:value="100">
            <text:p>100</text:p>
          </table:table-cell>
          <table:table-cell table:formula="of:=[.G5]-[.E5]" office:value-type="float" office:value="5.78034682080924">
            <text:p>5,7803468208</text:p>
          </table:table-cell>
          <table:table-cell table:formula="of:=ABS([.G5]-[.E5])" office:value-type="float" office:value="5.78034682080924">
            <text:p>5,7803468208</text:p>
          </table:table-cell>
          <table:table-cell table:formula="of:=RANK([.I5];[.$I$4:.$I$13])" office:value-type="float" office:value="3">
            <text:p>3</text:p>
          </table:table-cell>
          <table:table-cell table:style-name="ce8" table:formula="of:=[.$J5]*[.$H5]" office:value-type="float" office:value="17.3410404624277">
            <text:p>17,34</text:p>
          </table:table-cell>
          <table:table-cell table:number-columns-repeated="5"/>
        </table:table-row>
        <table:table-row table:style-name="ro2"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4">
            <text:p>164</text:p>
          </table:table-cell>
          <table:table-cell table:style-name="ce7" table:formula="of:=[.$D6]*100/[.$B6]" office:value-type="float" office:value="94.7976878612717">
            <text:p>94,7976878613</text:p>
          </table:table-cell>
          <table:table-cell table:style-name="ce5" office:value-type="float" office:value="173">
            <text:p>173</text:p>
          </table:table-cell>
          <table:table-cell table:style-name="ce7" table:formula="of:=[.$F6]*100/[.$B6]" office:value-type="float" office:value="100">
            <text:p>100</text:p>
          </table:table-cell>
          <table:table-cell table:formula="of:=[.G6]-[.E6]" office:value-type="float" office:value="5.20231213872832">
            <text:p>5,2023121387</text:p>
          </table:table-cell>
          <table:table-cell table:formula="of:=ABS([.G6]-[.E6])" office:value-type="float" office:value="5.20231213872832">
            <text:p>5,2023121387</text:p>
          </table:table-cell>
          <table:table-cell table:formula="of:=RANK([.I6];[.$I$4:.$I$13])" office:value-type="float" office:value="5">
            <text:p>5</text:p>
          </table:table-cell>
          <table:table-cell table:style-name="ce8" table:formula="of:=[.$J6]*[.$H6]" office:value-type="float" office:value="26.0115606936416">
            <text:p>26,01</text:p>
          </table:table-cell>
          <table:table-cell table:style-name="ce9" office:value-type="string">
            <text:p>Gdl</text:p>
          </table:table-cell>
          <table:table-cell table:formula="of:=COUNTIF([.$J$4:.$J$13]; &quot;&gt;0&quot;)" office:value-type="float" office:value="10">
            <text:p>10</text:p>
          </table:table-cell>
          <table:table-cell table:number-columns-repeated="3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59">
            <text:p>159</text:p>
          </table:table-cell>
          <table:table-cell table:style-name="ce7" table:formula="of:=[.$D7]*100/[.$B7]" office:value-type="float" office:value="91.9075144508671">
            <text:p>91,9075144509</text:p>
          </table:table-cell>
          <table:table-cell table:style-name="ce5" office:value-type="float" office:value="171">
            <text:p>171</text:p>
          </table:table-cell>
          <table:table-cell table:style-name="ce7" table:formula="of:=[.$F7]*100/[.$B7]" office:value-type="float" office:value="98.8439306358382">
            <text:p>98,8439306358</text:p>
          </table:table-cell>
          <table:table-cell table:formula="of:=[.G7]-[.E7]" office:value-type="float" office:value="6.93641618497109">
            <text:p>6,936416185</text:p>
          </table:table-cell>
          <table:table-cell table:formula="of:=ABS([.G7]-[.E7])" office:value-type="float" office:value="6.93641618497109">
            <text:p>6,936416185</text:p>
          </table:table-cell>
          <table:table-cell table:formula="of:=RANK([.I7];[.$I$4:.$I$13])" office:value-type="float" office:value="2">
            <text:p>2</text:p>
          </table:table-cell>
          <table:table-cell table:style-name="ce8" table:formula="of:=[.$J7]*[.$H7]" office:value-type="float" office:value="13.8728323699422">
            <text:p>13,87</text:p>
          </table:table-cell>
          <table:table-cell table:style-name="ce9" office:value-type="string">
            <text:p>Alfa</text:p>
          </table:table-cell>
          <table:table-cell table:formula="of:=0.05" office:value-type="float" office:value="0.05">
            <text:p>0,05</text:p>
          </table:table-cell>
          <table:table-cell/>
          <table:table-cell table:style-name="ce12" office:value-type="string">
            <text:p>Gdl</text:p>
          </table:table-cell>
          <table:table-cell table:style-name="ce12" office:value-type="string">
            <text:p>Alfa=0,0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5">
            <text:p>165</text:p>
          </table:table-cell>
          <table:table-cell table:style-name="ce7" table:formula="of:=[.$D8]*100/[.$B8]" office:value-type="float" office:value="95.3757225433526">
            <text:p>95,3757225434</text:p>
          </table:table-cell>
          <table:table-cell table:style-name="ce5" office:value-type="float" office:value="172">
            <text:p>172</text:p>
          </table:table-cell>
          <table:table-cell table:style-name="ce7" table:formula="of:=[.$F8]*100/[.$B8]" office:value-type="float" office:value="99.4219653179191">
            <text:p>99,4219653179</text:p>
          </table:table-cell>
          <table:table-cell table:formula="of:=[.G8]-[.E8]" office:value-type="float" office:value="4.04624277456648">
            <text:p>4,0462427746</text:p>
          </table:table-cell>
          <table:table-cell table:formula="of:=ABS([.G8]-[.E8])" office:value-type="float" office:value="4.04624277456648">
            <text:p>4,0462427746</text:p>
          </table:table-cell>
          <table:table-cell table:formula="of:=RANK([.I8];[.$I$4:.$I$13])" office:value-type="float" office:value="9">
            <text:p>9</text:p>
          </table:table-cell>
          <table:table-cell table:style-name="ce8" table:formula="of:=[.$J8]*[.$H8]" office:value-type="float" office:value="36.4161849710983">
            <text:p>36,42</text:p>
          </table:table-cell>
          <table:table-cell table:number-columns-repeated="3"/>
          <table:table-cell table:style-name="ce12" office:value-type="float" office:value="8">
            <text:p>8</text:p>
          </table:table-cell>
          <table:table-cell table:style-name="ce12" office:value-type="float" office:value="4">
            <text:p>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2">
            <text:p>162</text:p>
          </table:table-cell>
          <table:table-cell table:style-name="ce7" table:formula="of:=[.$D9]*100/[.$B9]" office:value-type="float" office:value="93.6416184971098">
            <text:p>93,6416184971</text:p>
          </table:table-cell>
          <table:table-cell table:style-name="ce5" office:value-type="float" office:value="171">
            <text:p>171</text:p>
          </table:table-cell>
          <table:table-cell table:style-name="ce7" table:formula="of:=[.$F9]*100/[.$B9]" office:value-type="float" office:value="98.8439306358382">
            <text:p>98,8439306358</text:p>
          </table:table-cell>
          <table:table-cell table:formula="of:=[.G9]-[.E9]" office:value-type="float" office:value="5.20231213872832">
            <text:p>5,2023121387</text:p>
          </table:table-cell>
          <table:table-cell table:formula="of:=ABS([.G9]-[.E9])" office:value-type="float" office:value="5.20231213872832">
            <text:p>5,2023121387</text:p>
          </table:table-cell>
          <table:table-cell table:formula="of:=RANK([.I9];[.$I$4:.$I$13])" office:value-type="float" office:value="5">
            <text:p>5</text:p>
          </table:table-cell>
          <table:table-cell table:style-name="ce8" table:formula="of:=[.$J9]*[.$H9]" office:value-type="float" office:value="26.0115606936416">
            <text:p>26,01</text:p>
          </table:table-cell>
          <table:table-cell table:style-name="ce9" office:value-type="string">
            <text:p>Valore critico</text:p>
          </table:table-cell>
          <table:table-cell table:style-name="ce7" office:value-type="float" office:value="8">
            <text:p>8</text:p>
          </table:table-cell>
          <table:table-cell/>
          <table:table-cell table:style-name="ce12" office:value-type="float" office:value="9">
            <text:p>9</text:p>
          </table:table-cell>
          <table:table-cell table:style-name="ce12" office:value-type="float" office:value="6">
            <text:p>6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63">
            <text:p>163</text:p>
          </table:table-cell>
          <table:table-cell table:style-name="ce7" table:formula="of:=[.$D10]*100/[.$B10]" office:value-type="float" office:value="94.2196531791908">
            <text:p>94,2196531792</text:p>
          </table:table-cell>
          <table:table-cell table:style-name="ce5" office:value-type="float" office:value="170">
            <text:p>170</text:p>
          </table:table-cell>
          <table:table-cell table:style-name="ce7" table:formula="of:=[.$F10]*100/[.$B10]" office:value-type="float" office:value="98.2658959537572">
            <text:p>98,2658959538</text:p>
          </table:table-cell>
          <table:table-cell table:formula="of:=[.G10]-[.E10]" office:value-type="float" office:value="4.04624277456647">
            <text:p>4,0462427746</text:p>
          </table:table-cell>
          <table:table-cell table:formula="of:=ABS([.G10]-[.E10])" office:value-type="float" office:value="4.04624277456647">
            <text:p>4,0462427746</text:p>
          </table:table-cell>
          <table:table-cell table:formula="of:=RANK([.I10];[.$I$4:.$I$13])" office:value-type="float" office:value="10">
            <text:p>10</text:p>
          </table:table-cell>
          <table:table-cell table:style-name="ce8" table:formula="of:=[.$J10]*[.$H10]" office:value-type="float" office:value="40.4624277456647">
            <text:p>40,46</text:p>
          </table:table-cell>
          <table:table-cell table:number-columns-repeated="3"/>
          <table:table-cell table:style-name="ce13" office:value-type="float" office:value="10">
            <text:p>10</text:p>
          </table:table-cell>
          <table:table-cell table:style-name="ce13" office:value-type="float" office:value="8">
            <text:p>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73">
            <text:p>173</text:p>
          </table:table-cell>
          <table:table-cell/>
          <table:table-cell table:style-name="ce5" office:value-type="float" office:value="156">
            <text:p>156</text:p>
          </table:table-cell>
          <table:table-cell table:style-name="ce7" table:formula="of:=[.$D11]*100/[.$B11]" office:value-type="float" office:value="90.1734104046243">
            <text:p>90,1734104046</text:p>
          </table:table-cell>
          <table:table-cell table:style-name="ce5" office:value-type="float" office:value="173">
            <text:p>173</text:p>
          </table:table-cell>
          <table:table-cell table:style-name="ce7" table:formula="of:=[.$F11]*100/[.$B11]" office:value-type="float" office:value="100">
            <text:p>100</text:p>
          </table:table-cell>
          <table:table-cell table:formula="of:=[.G11]-[.E11]" office:value-type="float" office:value="9.82658959537572">
            <text:p>9,8265895954</text:p>
          </table:table-cell>
          <table:table-cell table:formula="of:=ABS([.G11]-[.E11])" office:value-type="float" office:value="9.82658959537572">
            <text:p>9,8265895954</text:p>
          </table:table-cell>
          <table:table-cell table:formula="of:=RANK([.I11];[.$I$4:.$I$13])" office:value-type="float" office:value="1">
            <text:p>1</text:p>
          </table:table-cell>
          <table:table-cell table:style-name="ce8" table:formula="of:=[.$J11]*[.$H11]" office:value-type="float" office:value="9.82658959537572">
            <text:p>9,83</text:p>
          </table:table-cell>
          <table:table-cell table:style-name="ce9" office:value-type="string">
            <text:p>W</text:p>
          </table:table-cell>
          <table:table-cell table:style-name="ce7" table:formula="of:=SUM([.$K4:.$K13])" office:value-type="float" office:value="249.442129318457">
            <text:p>249,4421293185</text:p>
          </table:table-cell>
          <table:table-cell/>
          <table:table-cell table:number-columns-repeated="2" table:style-name="ce12" office:value-type="float" office:value="11">
            <text:p>11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2">
            <text:p>172</text:p>
          </table:table-cell>
          <table:table-cell/>
          <table:table-cell table:style-name="ce5" office:value-type="float" office:value="163">
            <text:p>163</text:p>
          </table:table-cell>
          <table:table-cell table:style-name="ce7" table:formula="of:=[.$D12]*100/[.$B12]" office:value-type="float" office:value="94.7674418604651">
            <text:p>94,7674418605</text:p>
          </table:table-cell>
          <table:table-cell table:style-name="ce5" office:value-type="float" office:value="172">
            <text:p>172</text:p>
          </table:table-cell>
          <table:table-cell table:style-name="ce7" table:formula="of:=[.$F12]*100/[.$B12]" office:value-type="float" office:value="100">
            <text:p>100</text:p>
          </table:table-cell>
          <table:table-cell table:formula="of:=[.G12]-[.E12]" office:value-type="float" office:value="5.23255813953489">
            <text:p>5,2325581395</text:p>
          </table:table-cell>
          <table:table-cell table:formula="of:=ABS([.G12]-[.E12])" office:value-type="float" office:value="5.23255813953489">
            <text:p>5,2325581395</text:p>
          </table:table-cell>
          <table:table-cell table:formula="of:=RANK([.I12];[.$I$4:.$I$13])" office:value-type="float" office:value="4">
            <text:p>4</text:p>
          </table:table-cell>
          <table:table-cell table:style-name="ce8" table:formula="of:=[.$J12]*[.$H12]" office:value-type="float" office:value="20.9302325581395">
            <text:p>20,93</text:p>
          </table:table-cell>
          <table:table-cell table:number-columns-repeated="3"/>
          <table:table-cell table:style-name="ce12" office:value-type="float" office:value="12">
            <text:p>12</text:p>
          </table:table-cell>
          <table:table-cell table:style-name="ce12" office:value-type="float" office:value="14">
            <text:p>1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72">
            <text:p>172</text:p>
          </table:table-cell>
          <table:table-cell/>
          <table:table-cell table:style-name="ce5" office:value-type="float" office:value="162">
            <text:p>162</text:p>
          </table:table-cell>
          <table:table-cell table:style-name="ce7" table:formula="of:=[.$D13]*100/[.$B13]" office:value-type="float" office:value="94.1860465116279">
            <text:p>94,1860465116</text:p>
          </table:table-cell>
          <table:table-cell table:style-name="ce5" office:value-type="float" office:value="169">
            <text:p>169</text:p>
          </table:table-cell>
          <table:table-cell table:style-name="ce7" table:formula="of:=[.$F13]*100/[.$B13]" office:value-type="float" office:value="98.2558139534884">
            <text:p>98,2558139535</text:p>
          </table:table-cell>
          <table:table-cell table:formula="of:=[.G13]-[.E13]" office:value-type="float" office:value="4.06976744186046">
            <text:p>4,0697674419</text:p>
          </table:table-cell>
          <table:table-cell table:formula="of:=ABS([.G13]-[.E13])" office:value-type="float" office:value="4.06976744186046">
            <text:p>4,0697674419</text:p>
          </table:table-cell>
          <table:table-cell table:formula="of:=RANK([.I13];[.$I$4:.$I$13])" office:value-type="float" office:value="8">
            <text:p>8</text:p>
          </table:table-cell>
          <table:table-cell table:style-name="ce8" table:formula="of:=[.$J13]*[.$H13]" office:value-type="float" office:value="32.5581395348837">
            <text:p>32,56</text:p>
          </table:table-cell>
          <table:table-cell table:style-name="ce10" office:value-type="string">
            <text:p>CONCLUSIONE</text:p>
          </table:table-cell>
          <table:table-cell table:number-columns-repeated="4"/>
        </table:table-row>
        <table:table-row table:style-name="ro1">
          <table:table-cell table:style-name="ce2" table:number-columns-repeated="7"/>
          <table:table-cell/>
          <table:table-cell table:style-name="ce2"/>
          <table:table-cell table:number-columns-repeated="2"/>
          <table:table-cell table:style-name="ce11" table:number-columns-repeated="2"/>
          <table:table-cell table:number-columns-repeated="3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table:formula="of:=SUM([.B4:.B13])" office:value-type="float" office:value="1728">
            <text:p>1728</text:p>
          </table:table-cell>
          <table:table-cell table:style-name="ce3"/>
          <table:table-cell table:style-name="ce3" table:formula="of:=SUM([.D4:.D14])" office:value-type="float" office:value="1621">
            <text:p>1621</text:p>
          </table:table-cell>
          <table:table-cell table:style-name="ce3" table:formula="of:=SUM([.E4:.E14])/[.A15]" office:value-type="float" office:value="93.8086436348972">
            <text:p>93,8086436349</text:p>
          </table:table-cell>
          <table:table-cell table:style-name="ce3" table:formula="of:=SUM([.F4:.F14])" office:value-type="float" office:value="1717">
            <text:p>1717</text:p>
          </table:table-cell>
          <table:table-cell table:style-name="ce3" table:formula="of:=SUM([.G4:.G14])/[.A15]" office:value-type="float" office:value="99.3631536496841">
            <text:p>99,3631536497</text:p>
          </table:table-cell>
          <table:table-cell table:style-name="ce3" table:formula="of:=SUM([.H4:.H13])/[.A15]" office:value-type="float" office:value="5.55451001478693">
            <text:p>5,5545100148</text:p>
          </table:table-cell>
          <table:table-cell table:style-name="ce3" table:formula="of:=SQRT((SUM([.I4:.I13]))/ ([.$A$15]-1))" office:value-type="float" office:value="2.48428617397588">
            <text:p>2,484286174</text:p>
          </table:table-cell>
          <table:table-cell table:number-columns-repeated="2"/>
          <table:table-cell table:style-name="ce11" table:formula="of:=IF( [.$M$11] &lt; [.$M$9]; &quot;Accetto H0 =&gt; Differenza dovuta al caso&quot;; &quot;Rifiuto H0 e accetto H1 =&gt; Differenza NON dovuta al caso&quot;)" office:value-type="string" office:string-value="Rifiuto H0 e accetto H1 =&gt; Differenza NON dovuta al caso">
            <text:p>Rifiuto H0 e accetto H1 =&gt; Differenza NON dovuta al caso</text:p>
          </table:table-cell>
          <table:table-cell table:number-columns-repeated="4"/>
        </table:table-row>
        <table:table-row table:style-name="ro3">
          <table:table-cell table:number-columns-repeated="8"/>
          <table:table-cell office:value-type="string">
            <text:p>DEV.STD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>
            <text:p>Mediana</text:p>
          </table:table-cell>
          <table:table-cell/>
          <table:table-cell office:value-type="string">
            <text:p>Mediana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MEDIAN([.E4:.E13])" office:value-type="float" office:value="94.2196531791908">
            <text:p>94,2196531792</text:p>
          </table:table-cell>
          <table:table-cell/>
          <table:table-cell table:formula="of:=MEDIAN([.G4:.G13])" office:value-type="float" office:value="99.7109826589595">
            <text:p>99,710982659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Range</text:p>
          </table:table-cell>
          <table:table-cell/>
          <table:table-cell office:value-type="string">
            <text:p>Range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MAX([.E4:.E13])-MIN([.E4:.E13])" office:value-type="float" office:value="5.20231213872832">
            <text:p>5,2023121387</text:p>
          </table:table-cell>
          <table:table-cell/>
          <table:table-cell table:formula="of:=MAX([.G4:.G13])-MIN([.G4:.G13])" office:value-type="float" office:value="1.74418604651163">
            <text:p>1,7441860465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Media</text:p>
          </table:table-cell>
          <table:table-cell/>
          <table:table-cell office:value-type="string">
            <text:p>Media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AVERAGE([.E4:.E13])" office:value-type="float" office:value="93.8086436348972">
            <text:p>93,8086436349</text:p>
          </table:table-cell>
          <table:table-cell/>
          <table:table-cell table:formula="of:=AVERAGE([.G4:.G13])" office:value-type="float" office:value="99.3631536496841">
            <text:p>99,3631536497</text:p>
          </table:table-cell>
          <table:table-cell table:number-columns-repeated="9"/>
        </table:table-row>
        <table:table-row table:style-name="ro2">
          <table:table-cell table:number-columns-repeated="4"/>
          <table:table-cell office:value-type="string">
            <text:p>Stddev</text:p>
          </table:table-cell>
          <table:table-cell/>
          <table:table-cell office:value-type="string">
            <text:p>Stddev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TDEV([.E4:.E13])" office:value-type="float" office:value="1.58706046016587">
            <text:p>1,5870604602</text:p>
          </table:table-cell>
          <table:table-cell/>
          <table:table-cell table:formula="of:=STDEV([.G4:.G13])" office:value-type="float" office:value="0.745407115618345">
            <text:p>0,7454071156</text:p>
          </table:table-cell>
          <table:table-cell table:number-columns-repeated="9"/>
        </table:table-row>
        <table:table-row table:style-name="ro1">
          <table:table-cell table:number-columns-repeated="4"/>
          <table:table-cell office:value-type="string">
            <text:p>Asimmetria</text:p>
          </table:table-cell>
          <table:table-cell/>
          <table:table-cell office:value-type="string">
            <text:p>Asimmetria</text:p>
          </table:table-cell>
          <table:table-cell table:number-columns-repeated="9"/>
        </table:table-row>
        <table:table-row table:style-name="ro1">
          <table:table-cell table:number-columns-repeated="4"/>
          <table:table-cell table:formula="of:=SKEW([.E4:.E13])" office:value-type="float" office:value="-1.66975039306042">
            <text:p>-1,6697503931</text:p>
          </table:table-cell>
          <table:table-cell/>
          <table:table-cell table:formula="of:=SKEW([.G4:.G13])" office:value-type="float" office:value="-0.559082872354763">
            <text:p>-0,5590828724</text:p>
          </table:table-cell>
          <table:table-cell table:number-columns-repeated="9"/>
        </table:table-row>
        <table:table-row table:style-name="ro1" table:number-rows-repeated="5">
          <table:table-cell table:number-columns-repeated="16"/>
        </table:table-row>
        <table:table-row table:style-name="ro1">
          <table:table-cell table:number-columns-repeated="3"/>
          <table:table-cell table:style-name="ce6"/>
          <table:table-cell table:number-columns-repeated="12"/>
        </table:table-row>
        <table:table-row table:style-name="ro1" table:number-rows-repeated="104854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9" number:min-integer-digits="1"/>
    </number:number-style>
    <number:number-style style:name="N106">
      <number:number number:decimal-places="8" number:min-integer-digits="1"/>
    </number:number-style>
    <number:number-style style:name="N107">
      <number:number number:decimal-places="7" number:min-integer-digits="1"/>
    </number:number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7-02">00/00/0000</text:date>, <text:time style:data-style-name="N2" text:time-value="0000-00-00T12:19:47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by </meta:initial-creator>
    <meta:creation-date>2013-06-26T17:01:30</meta:creation-date>
    <dc:date>2013-07-02T13:50:10</dc:date>
    <dc:creator>Roby </dc:creator>
    <meta:editing-duration>PT1H16M3S</meta:editing-duration>
    <meta:editing-cycles>8</meta:editing-cycles>
    <meta:generator>LibreOffice/4.0.3.3$Linux_x86 LibreOffice_project/400m0$Build-3</meta:generator>
    <meta:document-statistic meta:table-count="1" meta:cell-count="167" meta:object-count="0"/>
  </office:meta>
</office:document-meta>
</file>